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468a" officeooo:paragraph-rsid="0001468a"/>
    </style:style>
    <style:style style:name="P2" style:family="paragraph" style:parent-style-name="Standard">
      <style:text-properties fo:font-weight="bold" officeooo:rsid="0001468a" officeooo:paragraph-rsid="0001468a" style:font-weight-asian="bold" style:font-weight-complex="bold"/>
    </style:style>
    <style:style style:name="P3" style:family="paragraph" style:parent-style-name="Standard">
      <style:text-properties fo:font-weight="bold" officeooo:rsid="00015ae6" officeooo:paragraph-rsid="00015ae6" style:font-weight-asian="bold" style:font-weight-complex="bold"/>
    </style:style>
    <style:style style:name="P4" style:family="paragraph" style:parent-style-name="Standard">
      <style:text-properties fo:font-weight="bold" officeooo:rsid="0001e215" officeooo:paragraph-rsid="0001e215" style:font-weight-asian="bold" style:font-weight-complex="bold"/>
    </style:style>
    <style:style style:name="P5" style:family="paragraph" style:parent-style-name="Standard">
      <style:text-properties fo:font-weight="bold" officeooo:rsid="0006694a" officeooo:paragraph-rsid="0006694a" style:font-weight-asian="bold" style:font-weight-complex="bold"/>
    </style:style>
    <style:style style:name="P6" style:family="paragraph" style:parent-style-name="Standard">
      <style:text-properties fo:font-weight="normal" officeooo:rsid="0001468a" officeooo:paragraph-rsid="0001468a" style:font-weight-asian="normal" style:font-weight-complex="normal"/>
    </style:style>
    <style:style style:name="P7" style:family="paragraph" style:parent-style-name="Standard">
      <style:text-properties fo:font-weight="normal" officeooo:rsid="00015ae6" officeooo:paragraph-rsid="00015ae6" style:font-weight-asian="normal" style:font-weight-complex="normal"/>
    </style:style>
    <style:style style:name="P8" style:family="paragraph" style:parent-style-name="Standard">
      <style:text-properties fo:font-weight="normal" officeooo:rsid="00018325" officeooo:paragraph-rsid="00018325" style:font-weight-asian="normal" style:font-weight-complex="normal"/>
    </style:style>
    <style:style style:name="P9" style:family="paragraph" style:parent-style-name="Standard">
      <style:text-properties fo:font-weight="normal" officeooo:rsid="0001468a" officeooo:paragraph-rsid="0001468a" style:font-weight-asian="normal" style:font-weight-complex="normal"/>
    </style:style>
    <style:style style:name="P10" style:family="paragraph" style:parent-style-name="Standard">
      <style:text-properties fo:font-weight="normal" officeooo:rsid="00015ae6" officeooo:paragraph-rsid="00015ae6" style:font-weight-asian="normal" style:font-weight-complex="normal"/>
    </style:style>
    <style:style style:name="P11" style:family="paragraph" style:parent-style-name="Standard">
      <style:text-properties fo:font-weight="normal" officeooo:rsid="0001e215" officeooo:paragraph-rsid="0001e215" style:font-weight-asian="normal" style:font-weight-complex="normal"/>
    </style:style>
    <style:style style:name="P12" style:family="paragraph" style:parent-style-name="Standard">
      <style:text-properties fo:font-weight="normal" officeooo:rsid="00036d67" officeooo:paragraph-rsid="0001e215" style:font-weight-asian="normal" style:font-weight-complex="normal"/>
    </style:style>
    <style:style style:name="P13" style:family="paragraph" style:parent-style-name="Standard">
      <style:text-properties fo:font-weight="normal" officeooo:rsid="0003949a" officeooo:paragraph-rsid="0001e215" style:font-weight-asian="normal" style:font-weight-complex="normal"/>
    </style:style>
    <style:style style:name="P14" style:family="paragraph" style:parent-style-name="Standard">
      <style:text-properties fo:font-weight="normal" officeooo:rsid="000488bc" officeooo:paragraph-rsid="0001e215" style:font-weight-asian="normal" style:font-weight-complex="normal"/>
    </style:style>
    <style:style style:name="P15" style:family="paragraph" style:parent-style-name="Standard">
      <style:text-properties fo:font-weight="normal" officeooo:rsid="0006694a" officeooo:paragraph-rsid="0006694a" style:font-weight-asian="normal" style:font-weight-complex="normal"/>
    </style:style>
    <style:style style:name="P16" style:family="paragraph" style:parent-style-name="Standard">
      <style:text-properties fo:font-weight="normal" officeooo:rsid="00071dd2" officeooo:paragraph-rsid="00084ab1" style:font-weight-asian="normal" style:font-weight-complex="normal"/>
    </style:style>
    <style:style style:name="P17" style:family="paragraph" style:parent-style-name="Standard">
      <style:text-properties fo:font-weight="normal" officeooo:rsid="0009add4" officeooo:paragraph-rsid="0009add4" style:font-weight-asian="normal" style:font-weight-complex="normal"/>
    </style:style>
    <style:style style:name="P18" style:family="paragraph" style:parent-style-name="Standard">
      <style:text-properties fo:font-weight="normal" officeooo:rsid="0009cc62" officeooo:paragraph-rsid="0009cc62" style:font-weight-asian="normal" style:font-weight-complex="normal"/>
    </style:style>
    <style:style style:name="P19" style:family="paragraph" style:parent-style-name="Standard">
      <style:text-properties fo:font-weight="bold" officeooo:rsid="00071dd2" officeooo:paragraph-rsid="00084ab1" style:font-weight-asian="bold" style:font-weight-complex="bold"/>
    </style:style>
    <style:style style:name="P20" style:family="paragraph" style:parent-style-name="Standard">
      <style:text-properties fo:font-weight="bold" officeooo:rsid="0001e215" officeooo:paragraph-rsid="0001e215" style:font-weight-asian="bold" style:font-weight-complex="bold"/>
    </style:style>
    <style:style style:name="P21" style:family="paragraph" style:parent-style-name="Standard">
      <style:text-properties fo:font-weight="bold" officeooo:rsid="0007ef6a" officeooo:paragraph-rsid="0007ef6a" style:font-weight-asian="bold" style:font-weight-complex="bold"/>
    </style:style>
    <style:style style:name="P22" style:family="paragraph" style:parent-style-name="Standard">
      <style:text-properties fo:font-weight="bold" officeooo:rsid="0007ef6a" officeooo:paragraph-rsid="00071dd2" style:font-weight-asian="bold" style:font-weight-complex="bold"/>
    </style:style>
    <style:style style:name="P23" style:family="paragraph" style:parent-style-name="Standard">
      <style:text-properties fo:font-weight="bold" officeooo:rsid="0007ef6a" officeooo:paragraph-rsid="00084ab1" style:font-weight-asian="bold" style:font-weight-complex="bold"/>
    </style:style>
    <style:style style:name="P24" style:family="paragraph" style:parent-style-name="Standard">
      <style:text-properties fo:font-weight="bold" officeooo:rsid="00084ab1" officeooo:paragraph-rsid="00084ab1" style:font-weight-asian="bold" style:font-weight-complex="bold"/>
    </style:style>
    <style:style style:name="P25" style:family="paragraph" style:parent-style-name="Standard">
      <style:text-properties fo:font-weight="bold" officeooo:rsid="0009add4" officeooo:paragraph-rsid="0009add4" style:font-weight-asian="bold" style:font-weight-complex="bold"/>
    </style:style>
    <style:style style:name="P26" style:family="paragraph" style:parent-style-name="Standard">
      <style:text-properties fo:font-weight="bold" officeooo:rsid="000e7a59" officeooo:paragraph-rsid="000e7a59" style:font-weight-asian="bold" style:font-weight-complex="bold"/>
    </style:style>
    <style:style style:name="P27" style:family="paragraph" style:parent-style-name="Standard">
      <style:text-properties fo:font-weight="bold" officeooo:rsid="000f4d13" officeooo:paragraph-rsid="000f4d13" style:font-weight-asian="bold" style:font-weight-complex="bold"/>
    </style:style>
    <style:style style:name="P28" style:family="paragraph" style:parent-style-name="Standard">
      <style:text-properties fo:font-weight="bold" officeooo:rsid="00100e3e" officeooo:paragraph-rsid="00100e3e" style:font-weight-asian="bold" style:font-weight-complex="bold"/>
    </style:style>
    <style:style style:name="P29" style:family="paragraph" style:parent-style-name="Standard">
      <style:text-properties fo:font-weight="bold" officeooo:rsid="0011c7d3" officeooo:paragraph-rsid="0011c7d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6d67" style:font-weight-asian="normal" style:font-weight-complex="normal"/>
    </style:style>
    <style:style style:name="T3" style:family="text">
      <style:text-properties fo:font-weight="normal" officeooo:rsid="0003949a" style:font-weight-asian="normal" style:font-weight-complex="normal"/>
    </style:style>
    <style:style style:name="T4" style:family="text">
      <style:text-properties fo:font-weight="normal" officeooo:rsid="000488bc" style:font-weight-asian="normal" style:font-weight-complex="normal"/>
    </style:style>
    <style:style style:name="T5" style:family="text">
      <style:text-properties fo:font-weight="normal" officeooo:rsid="00075fa3" style:font-weight-asian="normal" style:font-weight-complex="normal"/>
    </style:style>
    <style:style style:name="T6" style:family="text">
      <style:text-properties fo:font-weight="normal" officeooo:rsid="00084ab1" style:font-weight-asian="normal" style:font-weight-complex="normal"/>
    </style:style>
    <style:style style:name="T7" style:family="text">
      <style:text-properties fo:font-weight="normal" officeooo:rsid="00100e3e" style:font-weight-asian="normal" style:font-weight-complex="normal"/>
    </style:style>
    <style:style style:name="T8" style:family="text">
      <style:text-properties officeooo:rsid="00015ae6"/>
    </style:style>
    <style:style style:name="T9" style:family="text">
      <style:text-properties officeooo:rsid="0003949a"/>
    </style:style>
    <style:style style:name="T10" style:family="text">
      <style:text-properties officeooo:rsid="000488b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b22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threads: <text:span text:style-name="T1">plusieurs executions paralleles dans un meme processus.</text:span></text:p>
      <text:p text:style-name="P6">- Surtout utile avec les appels bloquants (appels reseaux, affichage)</text:p>
      <text:p text:style-name="P6"/>
      <text:p text:style-name="P7">Chargee par librairie. Toutes les librairies sont stockees dans l’executable.</text:p>
      <text:p text:style-name="P6"/>
      <text:p text:style-name="P2">Veritable parallelisation</text:p>
      <text:p text:style-name="P2">Fausse parallelisation</text:p>
      <text:p text:style-name="P6">Les cores (processes??) ont un seul (veritable parallelisation) ou bien hyperthreading (switch entre les processes sont plus rapides)</text:p>
      <text:p text:style-name="P1"/>
      <text:p text:style-name="P1"/>
      <text:p text:style-name="P6"/>
      <text:p text:style-name="P6">Preprocessing: Inclure les fichiers qui vont rentrer dans l’executable (les macros definies)</text:p>
      <text:p text:style-name="P6"/>
      <text:p text:style-name="P6">Compilation: Compilation (souvent regroupe avec preprocessing</text:p>
      <text:p text:style-name="P6">Convertir en langage machine, de passer a un langage haut niveau et de le rendre utilisable par le CPU.</text:p>
      <text:p text:style-name="P6"/>
      <text:p text:style-name="P6">Assembleur: Converti en binaire pour que l’assembleur puisse le lire</text:p>
      <text:p text:style-name="P6"/>
      <text:p text:style-name="P6">Linking: creer un table de linkage <text:span text:style-name="T8">entre executable et fonctions depuis les librairies</text:span></text:p>
      <text:p text:style-name="P6"/>
      <text:p text:style-name="P7">Dynamic libraries: peuvent etre chargees dans differents executables</text:p>
      <text:p text:style-name="P7"/>
      <text:p text:style-name="P7">ldd /usr/lib/firefox/firefox</text:p>
      <text:p text:style-name="P7"><text:tab/>linux-vdso.so.1 (0x00007ffe827c3000)</text:p>
      <text:p text:style-name="P7"><text:tab/>libpthread.so.0 =&gt; /lib/x86_64-linux-gnu/libpthread.so.0 (0x00007ff32ef60000)</text:p>
      <text:p text:style-name="P7"/>
      <text:p text:style-name="P7"/>
      <text:p text:style-name="P3">La declaration de variables</text:p>
      <text:p text:style-name="P3"/>
      <text:p text:style-name="P7">Le C est un langage type: oblige de declarer le type (dont le nombre de bytes en memoire) de variable.</text:p>
      <text:p text:style-name="P8">Include est une directive pre-processeur (header) pour charger tel fichier dans l<text:span text:style-name="T9">a memoire du</text:span> directory courrant</text:p>
      <text:p text:style-name="P8">Ils seront linkes pendant la compilation tant que APIs, as opposed to fonctions compilees a l’interieur de l’executable</text:p>
      <text:p text:style-name="P8"/>
      <text:p text:style-name="P8">thomas@pilot:~$ ls /usr/include | grep std</text:p>
      <text:p text:style-name="P8">stdc-predef.h</text:p>
      <text:p text:style-name="P8">stdint.h</text:p>
      <text:p text:style-name="P8"/>
      <text:p text:style-name="P8">.c pour les core de fonctions en C</text:p>
      <text:p text:style-name="P8">.h les fichiers en tete, soit les declarations (quoi, return quoi).</text:p>
      <text:p text:style-name="P8"/>
      <text:p text:style-name="P8">thomas@pilot:~$ nm -g -C /usr/lib/libc.so.6</text:p>
      <text:p text:style-name="P8">nm: '/usr/lib/libc.so.6': No such file</text:p>
      <text:p text:style-name="P8"/>
      <text:p text:style-name="P8"/>
      <text:p text:style-name="P8"><text:soft-page-break/></text:p>
      <text:p text:style-name="P8"/>
      <text:p text:style-name="P4">make: <text:span text:style-name="T1">lire le makefile et lister les commandes a executer.</text:span></text:p>
      <text:p text:style-name="P11"/>
      <text:p text:style-name="P11">Build:</text:p>
      <text:p text:style-name="P11"><text:tab/><text:tab/>gcc main.c</text:p>
      <text:p text:style-name="P11"/>
      <text:p text:style-name="P4">make build</text:p>
      <text:p text:style-name="P4"><text:tab/>gcc main.c -o main <text:span text:style-name="T2">pour le compiler et nommer main sinon a.out</text:span></text:p>
      <text:p text:style-name="P12"/>
      <text:p text:style-name="P4"><text:span text:style-name="T2"><text:tab/></text:span><text:span text:style-name="T9">return 0 </text:span><text:span text:style-name="T3">exit code</text:span></text:p>
      <text:p text:style-name="P13"><text:tab/>echo $? code de retour du dernier program lance (bash)</text:p>
      <text:p text:style-name="P13"/>
      <text:p text:style-name="P4"><text:span text:style-name="T3"><text:tab/></text:span><text:span text:style-name="T10">sizeof </text:span><text:span text:style-name="T4">taille d’une chaine de caracteres (eg. memory allocation)</text:span></text:p>
      <text:p text:style-name="P14"/>
      <text:p text:style-name="P19">Stack: <text:span text:style-name="T1">Lors de la compilation, l’allocation de la memoire apparait dans la stack. </text:span></text:p>
      <text:p text:style-name="P16"/>
      <text:p text:style-name="P19">Heap: <text:span text:style-name="T1">zone memoire dynamique qui est geree manuellement</text:span></text:p>
      <text:p text:style-name="P19"><text:span text:style-name="T1">Zone memoire par processus</text:span></text:p>
      <text:p text:style-name="P19"><text:span text:style-name="T1">Memoire qui ne sera pas effacee hors du programme.</text:span></text:p>
      <text:p text:style-name="P19"><text:span text:style-name="T1"/></text:p>
      <text:p text:style-name="P19"><text:span text:style-name="T1">int *c = <text:s/>malloc(4); espace memoire alloue pour un pointeur sur un nombre entier</text:span></text:p>
      <text:p text:style-name="P19"><text:span text:style-name="T1">int *c = <text:s/>malloc(sizeof(int)); //</text:span><text:span text:style-name="T5">mais respecter le type!!</text:span></text:p>
      <text:p text:style-name="P23"><text:span text:style-name="T5">free (a) //manage memory</text:span></text:p>
      <text:p text:style-name="P14"/>
      <text:p text:style-name="P5">pointeur: <text:span text:style-name="T1">variable en memoire</text:span><text:span text:style-name="T6">(stack)</text:span><text:span text:style-name="T1"> qui contient l’addresse (reference) d’une autre variable.</text:span></text:p>
      <text:p text:style-name="P15"/>
      <text:p text:style-name="P15">Ils declarent le type (cast??) de la variable pointed to.</text:p>
      <text:p text:style-name="P5">Int *a </text:p>
      <text:p text:style-name="P23">EN C: <text:span text:style-name="T1">Les pointeurs sont des tableaux. (donc pour chaque bit??)</text:span></text:p>
      <text:p text:style-name="P23"><text:span text:style-name="T1">a[1] &lt;==&gt; *(a+1)</text:span></text:p>
      <text:p text:style-name="P24">EN C: <text:span text:style-name="T1">Toujours faire passer un buffer et sa taille</text:span></text:p>
      <text:p text:style-name="P13"/>
      <text:p text:style-name="P13">The <text:s/>malloc() <text:s/>function <text:s/>allocates <text:s/><text:span text:style-name="T11">size <text:s/>bytes</text:span> <text:s/>and <text:s/>returns a</text:p>
      <text:p text:style-name="P13"><text:s text:c="7"/><text:span text:style-name="T11">pointer to the allocated memory</text:span>. <text:s/>The memory <text:s/>is <text:s/>not <text:s/>initial‐</text:p>
      <text:p text:style-name="P13"><text:s text:c="7"/>ized. <text:s/></text:p>
      <text:p text:style-name="P13"/>
      <text:p text:style-name="P13">The <text:s/>calloc() <text:s/>: <text:span text:style-name="T12">en plus,</text:span> <text:s/>The memory is<text:span text:style-name="T11"> set to zero</text:span>. <text:s/></text:p>
      <text:p text:style-name="P13"/>
      <text:p text:style-name="P25">Clement:</text:p>
      <text:p text:style-name="P17">sprintf(a, “%d”, b): saving the string into a string a</text:p>
      <text:p text:style-name="P17">Complexite: la commande fait passer un seul char et donc il faut printf("%*d", width, num);</text:p>
      <text:p text:style-name="P18">Quand on affiche sur un plus grand nb de bytes, il faut “convertir”</text:p>
      <text:p text:style-name="P17">One can also specify explicitly which argument is taken, at each place where an argument is required, <text:s/>by</text:p>
      <text:p text:style-name="P17"><text:s text:c="7"/>writing <text:s/>"%m$" <text:s/>instead <text:s/>of '%' and "*m$" instead of '*', where</text:p>
      <text:p text:style-name="P17"><text:s text:c="7"/>the decimal integer m denotes the position in the argument list</text:p>
      <text:p text:style-name="P17"><text:s text:c="7"/>of the desired argument, indexed starting from 1. <text:s/>Thus,</text:p>
      <text:p text:style-name="P17"/>
      <text:p text:style-name="P17"><text:s text:c="11"/>printf("%*d", width, num);</text:p>
      <text:p text:style-name="P17"/>
      <text:p text:style-name="P27">struct: <text:span text:style-name="T1">declarer un schema en espace memoire (differents types qui se suivent.)</text:span></text:p>
      <text:p text:style-name="P28"><text:soft-page-break/><text:span text:style-name="T1">On peut ajouter des valeurs sans les typer??</text:span></text:p>
      <text:p text:style-name="P27">EN C: <text:span text:style-name="T1">pas possible d’ajouter des fonctions.</text:span></text:p>
      <text:p text:style-name="P27"><text:span text:style-name="T1"/></text:p>
      <text:p text:style-name="P27"><text:span text:style-name="T1">Use “.” to access a struct member </text:span><text:span text:style-name="T7">if it is in stack, else → iif we have a pointer</text:span></text:p>
      <text:p text:style-name="P27"><text:span text:style-name="T1"/></text:p>
      <text:p text:style-name="P27"><text:span text:style-name="T1">int main() {</text:span></text:p>
      <text:p text:style-name="P27"><text:span text:style-name="T1"><text:s text:c="2"/>struct Point a_point = {1.0, 1.0}; //dans ma stack</text:span></text:p>
      <text:p text:style-name="P27"><text:span text:style-name="T1"><text:s text:c="2"/>printf(a_point.x);</text:span></text:p>
      <text:p text:style-name="P27"><text:span text:style-name="T1"><text:s text:c="2"/>struct Point *b_point= malloc(sizeof(struct Point)); //dans ma heap</text:span></text:p>
      <text:p text:style-name="P27"><text:span text:style-name="T1"><text:s text:c="2"/>print(b_point -&gt; x);</text:span></text:p>
      <text:p text:style-name="P27"><text:span text:style-name="T1"><text:s text:c="2"/>return 0;</text:span></text:p>
      <text:p text:style-name="P27"><text:span text:style-name="T1">}</text:span></text:p>
      <text:p text:style-name="P22"><text:span text:style-name="T5"/></text:p>
      <text:p text:style-name="P29">typedef <text:span text:style-name="T1">pour creer une struct</text:span></text:p>
      <text:p text:style-name="P4"/>
      <text:p text:style-name="P4"/>
      <text:p text:style-name="P4"/>
      <text:p text:style-name="P4"/>
      <text:p text:style-name="P26">sbrk: <text:span text:style-name="T1">ajouter plus de taille pour un process.</text:span></text:p>
      <text:p text:style-name="P26"><text:span text:style-name="T1">Sbrk(0): allouer 0 bytes de plus et on nous donne l’addresse maximale.</text:span></text:p>
      <text:p text:style-name="P21"><text:span text:style-name="T1"/></text:p>
      <text:p text:style-name="P21"><text:span text:style-name="T1"/></text:p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40:26.185575254</meta:creation-date>
    <dc:date>2020-09-01T18:22:20.977755559</dc:date>
    <meta:editing-duration>PT36M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74" meta:word-count="598" meta:character-count="3910" meta:non-whitespace-character-count="3295"/>
  </office:meta>
</office:document-meta>
</file>